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Droid Sans" svg:font-family="Droid Sans" style:font-family-generic="swiss" style:font-pitch="variable" svg:panose-1="2 11 6 6 3 8 4 2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Droid Sans" fo:font-weight="bold" style:font-weight-asian="bold" style:font-weight-complex="bold" fo:font-size="18pt" style:font-size-asian="18pt" style:font-size-complex="18pt"/>
    </style:style>
    <style:style style:name="P2" style:parent-style-name="Standard" style:family="paragraph">
      <style:text-properties style:font-name="Droid Sans"/>
    </style:style>
    <style:style style:name="P3" style:parent-style-name="Standard" style:family="paragraph">
      <style:text-properties style:font-name="Droid Sans"/>
    </style:style>
    <style:style style:name="P4" style:parent-style-name="Standard" style:family="paragraph">
      <style:text-properties style:font-name="Droid Sans"/>
    </style:style>
    <style:style style:name="P5" style:parent-style-name="Standard" style:family="paragraph">
      <style:text-properties style:font-name="Droid Sans"/>
    </style:style>
    <style:style style:name="P6" style:parent-style-name="Standard" style:family="paragraph">
      <style:text-properties style:font-name="Droid Sans"/>
    </style:style>
    <style:style style:name="P7" style:parent-style-name="Standard" style:family="paragraph">
      <style:text-properties style:font-name="Droid Sans"/>
    </style:style>
    <style:style style:name="P8" style:parent-style-name="Standard" style:family="paragraph">
      <style:text-properties style:font-name="Droid Sans"/>
    </style:style>
    <style:style style:name="P9" style:parent-style-name="Standard" style:family="paragraph">
      <style:text-properties style:font-name="Droid Sans"/>
    </style:style>
    <style:style style:name="P10" style:parent-style-name="Standard" style:family="paragraph">
      <style:text-properties style:font-name="Droid Sans"/>
    </style:style>
    <style:style style:name="T11" style:parent-style-name="DefaultParagraphFont" style:family="text">
      <style:text-properties style:font-name="Droid Sans"/>
    </style:style>
    <style:style style:name="T12" style:parent-style-name="DefaultParagraphFont" style:family="text">
      <style:text-properties style:font-name="Droid Sans" fo:font-style="italic" style:font-style-asian="italic" style:font-style-complex="italic"/>
    </style:style>
    <style:style style:name="T13" style:parent-style-name="DefaultParagraphFont" style:family="text">
      <style:text-properties style:font-name="Droid Sans"/>
    </style:style>
    <style:style style:name="T14" style:parent-style-name="DefaultParagraphFont" style:family="text">
      <style:text-properties style:font-name="Droid Sans"/>
    </style:style>
    <style:style style:name="P15" style:parent-style-name="Standard" style:family="paragraph">
      <style:text-properties style:font-name="Droid Sans"/>
    </style:style>
    <style:style style:name="P16" style:parent-style-name="Standard" style:family="paragraph">
      <style:text-properties style:font-name="Droid Sans"/>
    </style:style>
    <style:style style:name="P17" style:parent-style-name="Standard" style:family="paragraph">
      <style:text-properties style:font-name="Droid Sans"/>
    </style:style>
    <style:style style:name="P18" style:parent-style-name="Standard" style:family="paragraph">
      <style:text-properties style:font-name="Droid Sans"/>
    </style:style>
    <style:style style:name="P19" style:parent-style-name="Standard" style:family="paragraph">
      <style:text-properties style:font-name="Droid Sans"/>
    </style:style>
    <style:style style:name="P20" style:parent-style-name="Standard" style:family="paragraph">
      <style:text-properties style:font-name="Droid Sans"/>
    </style:style>
    <style:style style:name="P21" style:parent-style-name="Standard" style:family="paragraph">
      <style:text-properties style:font-name="Droid Sans"/>
    </style:style>
    <style:style style:name="T22" style:parent-style-name="DefaultParagraphFont" style:family="text">
      <style:text-properties style:font-name="Droid Sans"/>
    </style:style>
    <style:style style:name="T23" style:parent-style-name="DefaultParagraphFont" style:family="text">
      <style:text-properties style:font-name="Droid Sans" fo:font-style="italic" style:font-style-asian="italic" style:font-style-complex="italic"/>
    </style:style>
    <style:style style:name="T24" style:parent-style-name="DefaultParagraphFont" style:family="text">
      <style:text-properties style:font-name="Droid Sans"/>
    </style:style>
    <style:style style:name="P25" style:parent-style-name="Standard" style:family="paragraph">
      <style:text-properties style:font-name="Droid Sans"/>
    </style:style>
    <style:style style:name="P26" style:parent-style-name="Standard" style:family="paragraph">
      <style:text-properties style:font-name="Droid Sans"/>
    </style:style>
    <style:style style:name="P27" style:parent-style-name="Standard" style:family="paragraph">
      <style:text-properties style:font-name="Droid Sans"/>
    </style:style>
    <style:style style:name="P28" style:parent-style-name="Standard" style:family="paragraph">
      <style:text-properties style:font-name="Droid Sans"/>
    </style:style>
    <style:style style:name="T29" style:parent-style-name="DefaultParagraphFont" style:family="text">
      <style:text-properties style:font-name="Droid Sans"/>
    </style:style>
    <style:style style:name="T30" style:parent-style-name="DefaultParagraphFont" style:family="text">
      <style:text-properties style:font-name="Droid Sans" fo:font-style="italic" style:font-style-asian="italic" style:font-style-complex="italic"/>
    </style:style>
    <style:style style:name="T31" style:parent-style-name="DefaultParagraphFont" style:family="text">
      <style:text-properties style:font-name="Droid Sans"/>
    </style:style>
    <style:style style:name="T32" style:parent-style-name="DefaultParagraphFont" style:family="text">
      <style:text-properties style:font-name="Droid Sans" fo:font-style="italic" style:font-style-asian="italic" style:font-style-complex="italic"/>
    </style:style>
    <style:style style:name="T33" style:parent-style-name="DefaultParagraphFont" style:family="text">
      <style:text-properties style:font-name="Droid Sans"/>
    </style:style>
    <style:style style:name="T34" style:parent-style-name="DefaultParagraphFont" style:family="text">
      <style:text-properties style:font-name="Droid Sans" fo:font-style="italic" style:font-style-asian="italic" style:font-style-complex="italic"/>
    </style:style>
    <style:style style:name="T35" style:parent-style-name="DefaultParagraphFont" style:family="text">
      <style:text-properties style:font-name="Droid Sans"/>
    </style:style>
    <style:style style:name="T36" style:parent-style-name="DefaultParagraphFont" style:family="text">
      <style:text-properties style:font-name="Droid Sans"/>
    </style:style>
    <style:style style:name="P37" style:parent-style-name="Standard" style:family="paragraph">
      <style:text-properties style:font-name="Droid Sans"/>
    </style:style>
    <style:style style:name="T38" style:parent-style-name="DefaultParagraphFont" style:family="text">
      <style:text-properties style:font-name="Droid Sans"/>
    </style:style>
    <style:style style:name="T39" style:parent-style-name="DefaultParagraphFont" style:family="text">
      <style:text-properties style:font-name="Droid Sans" fo:font-style="italic" style:font-style-asian="italic" style:font-style-complex="italic"/>
    </style:style>
    <style:style style:name="P40" style:parent-style-name="Standard" style:family="paragraph">
      <style:text-properties style:font-name="Droid Sans"/>
    </style:style>
    <style:style style:name="T41" style:parent-style-name="DefaultParagraphFont" style:family="text">
      <style:text-properties style:font-name="Droid Sans" fo:font-style="italic" style:font-style-asian="italic" style:font-style-complex="italic"/>
    </style:style>
    <style:style style:name="T42" style:parent-style-name="DefaultParagraphFont" style:family="text">
      <style:text-properties style:font-name="Droid Sans"/>
    </style:style>
    <style:style style:name="P43" style:parent-style-name="Standard" style:family="paragraph">
      <style:text-properties style:font-name="Droid Sans"/>
    </style:style>
    <style:style style:name="P44" style:parent-style-name="Standard" style:family="paragraph">
      <style:text-properties style:font-name="Droid Sans"/>
    </style:style>
    <style:style style:name="T45" style:parent-style-name="DefaultParagraphFont" style:family="text">
      <style:text-properties style:font-name="Droid Sans" fo:font-style="italic" style:font-style-asian="italic" style:font-style-complex="italic"/>
    </style:style>
    <style:style style:name="T46" style:parent-style-name="DefaultParagraphFont" style:family="text">
      <style:text-properties style:font-name="Droid Sans"/>
    </style:style>
    <style:style style:name="T47" style:parent-style-name="DefaultParagraphFont" style:family="text">
      <style:text-properties style:font-name="Droid Sans" fo:font-style="italic" style:font-style-asian="italic" style:font-style-complex="italic"/>
    </style:style>
    <style:style style:name="T48" style:parent-style-name="DefaultParagraphFont" style:family="text">
      <style:text-properties style:font-name="Droid Sans"/>
    </style:style>
    <style:style style:name="T49" style:parent-style-name="DefaultParagraphFont" style:family="text">
      <style:text-properties style:font-name="Droid Sans"/>
    </style:style>
    <style:style style:name="T50" style:parent-style-name="DefaultParagraphFont" style:family="text">
      <style:text-properties style:font-name="Droid Sans"/>
    </style:style>
    <style:style style:name="T51" style:parent-style-name="DefaultParagraphFont" style:family="text">
      <style:text-properties style:font-name="Droid Sans"/>
    </style:style>
    <style:style style:name="T52" style:parent-style-name="DefaultParagraphFont" style:family="text">
      <style:text-properties style:font-name="Droid Sans"/>
    </style:style>
    <style:style style:name="T53" style:parent-style-name="DefaultParagraphFont" style:family="text">
      <style:text-properties style:font-name="Droid Sans"/>
    </style:style>
    <style:style style:name="T54" style:parent-style-name="DefaultParagraphFont" style:family="text">
      <style:text-properties style:font-name="Droid Sans"/>
    </style:style>
    <style:style style:name="P55" style:parent-style-name="Standard" style:family="paragraph">
      <style:text-properties style:font-name="Droid Sans" fo:font-style="italic" style:font-style-asian="italic" style:font-style-complex="italic"/>
    </style:style>
    <style:style style:name="T56" style:parent-style-name="DefaultParagraphFont" style:family="text">
      <style:text-properties style:font-name="Droid Sans" fo:font-style="italic" style:font-style-asian="italic" style:font-style-complex="italic"/>
    </style:style>
    <style:style style:name="T57" style:parent-style-name="DefaultParagraphFont" style:family="text">
      <style:text-properties style:font-name="Droid Sans"/>
    </style:style>
    <style:style style:name="T58" style:parent-style-name="DefaultParagraphFont" style:family="text">
      <style:text-properties style:font-name="Droid Sans" fo:font-style="italic" style:font-style-asian="italic" style:font-style-complex="italic"/>
    </style:style>
    <style:style style:name="T59" style:parent-style-name="DefaultParagraphFont" style:family="text">
      <style:text-properties style:font-name="Droid Sans"/>
    </style:style>
    <style:style style:name="T60" style:parent-style-name="DefaultParagraphFont" style:family="text">
      <style:text-properties style:font-name="Droid Sans"/>
    </style:style>
    <style:style style:name="T61" style:parent-style-name="DefaultParagraphFont" style:family="text">
      <style:text-properties style:font-name="Droid Sans" fo:font-style="italic" style:font-style-asian="italic" style:font-style-complex="italic"/>
    </style:style>
    <style:style style:name="T62" style:parent-style-name="DefaultParagraphFont" style:family="text">
      <style:text-properties style:font-name="Droid Sans"/>
    </style:style>
    <style:style style:name="T63" style:parent-style-name="DefaultParagraphFont" style:family="text">
      <style:text-properties style:font-name="Droid Sans"/>
    </style:style>
    <style:style style:name="T64" style:parent-style-name="DefaultParagraphFont" style:family="text">
      <style:text-properties style:font-name="Droid Sans"/>
    </style:style>
    <style:style style:name="T65" style:parent-style-name="DefaultParagraphFont" style:family="text">
      <style:text-properties style:font-name="Droid Sans"/>
    </style:style>
    <style:style style:name="T66" style:parent-style-name="DefaultParagraphFont" style:family="text">
      <style:text-properties style:font-name="Droid Sans"/>
    </style:style>
    <style:style style:name="T67" style:parent-style-name="DefaultParagraphFont" style:family="text">
      <style:text-properties style:font-name="Droid Sans"/>
    </style:style>
    <style:style style:name="T68" style:parent-style-name="DefaultParagraphFont" style:family="text">
      <style:text-properties style:font-name="Droid Sans"/>
    </style:style>
    <style:style style:name="T69" style:parent-style-name="DefaultParagraphFont" style:family="text">
      <style:text-properties style:font-name="Droid Sans"/>
    </style:style>
    <style:style style:name="T70" style:parent-style-name="DefaultParagraphFont" style:family="text">
      <style:text-properties style:font-name="Droid Sans"/>
    </style:style>
    <style:style style:name="T71" style:parent-style-name="DefaultParagraphFont" style:family="text">
      <style:text-properties style:font-name="Droid Sans"/>
    </style:style>
    <style:style style:name="T72" style:parent-style-name="DefaultParagraphFont" style:family="text">
      <style:text-properties style:font-name="Droid Sans"/>
    </style:style>
    <style:style style:name="T73" style:parent-style-name="DefaultParagraphFont" style:family="text">
      <style:text-properties style:font-name="Droid Sans" fo:font-style="italic" style:font-style-asian="italic" style:font-style-complex="italic"/>
    </style:style>
    <style:style style:name="T74" style:parent-style-name="DefaultParagraphFont" style:family="text">
      <style:text-properties style:font-name="Droid Sans"/>
    </style:style>
    <style:style style:name="T75" style:parent-style-name="DefaultParagraphFont" style:family="text">
      <style:text-properties style:font-name="Droid Sans"/>
    </style:style>
    <style:style style:name="T76" style:parent-style-name="DefaultParagraphFont" style:family="text">
      <style:text-properties style:font-name="Droid Sans"/>
    </style:style>
    <style:style style:name="T77" style:parent-style-name="DefaultParagraphFont" style:family="text">
      <style:text-properties style:font-name="Droid Sans"/>
    </style:style>
    <style:style style:name="T78" style:parent-style-name="DefaultParagraphFont" style:family="text">
      <style:text-properties style:font-name="Droid Sans"/>
    </style:style>
    <style:style style:name="P79" style:parent-style-name="Standard" style:family="paragraph">
      <style:text-properties style:font-name="Droid Sans" fo:font-style="italic" style:font-style-asian="italic" style:font-style-complex="italic"/>
    </style:style>
    <style:style style:name="T80" style:parent-style-name="DefaultParagraphFont" style:family="text">
      <style:text-properties style:font-name="Droid Sans"/>
    </style:style>
    <style:style style:name="T81" style:parent-style-name="DefaultParagraphFont" style:family="text">
      <style:text-properties style:font-name="Droid Sans" fo:font-style="italic" style:font-style-asian="italic" style:font-style-complex="italic"/>
    </style:style>
    <style:style style:name="T82" style:parent-style-name="DefaultParagraphFont" style:family="text">
      <style:text-properties style:font-name="Droid Sans"/>
    </style:style>
    <style:style style:name="T83" style:parent-style-name="DefaultParagraphFont" style:family="text">
      <style:text-properties style:font-name="Droid Sans"/>
    </style:style>
    <style:style style:name="T84" style:parent-style-name="DefaultParagraphFont" style:family="text">
      <style:text-properties style:font-name="Droid Sans"/>
    </style:style>
    <style:style style:name="T85" style:parent-style-name="DefaultParagraphFont" style:family="text">
      <style:text-properties style:font-name="Droid Sans"/>
    </style:style>
    <style:style style:name="T86" style:parent-style-name="DefaultParagraphFont" style:family="text">
      <style:text-properties style:font-name="Droid Sans"/>
    </style:style>
    <style:style style:name="P87" style:parent-style-name="Standard" style:family="paragraph">
      <style:text-properties style:font-name="Droid Sans" fo:font-style="italic" style:font-style-asian="italic" style:font-style-complex="italic"/>
    </style:style>
    <style:style style:name="T88" style:parent-style-name="DefaultParagraphFont" style:family="text">
      <style:text-properties style:font-name="Droid Sans"/>
    </style:style>
    <style:style style:name="T89" style:parent-style-name="DefaultParagraphFont" style:family="text">
      <style:text-properties style:font-name="Droid Sans" fo:font-style="italic" style:font-style-asian="italic" style:font-style-complex="italic"/>
    </style:style>
    <style:style style:name="T90" style:parent-style-name="DefaultParagraphFont" style:family="text">
      <style:text-properties style:font-name="Droid Sans"/>
    </style:style>
    <style:style style:name="T91" style:parent-style-name="DefaultParagraphFont" style:family="text">
      <style:text-properties style:font-name="Droid Sans"/>
    </style:style>
    <style:style style:name="T92" style:parent-style-name="DefaultParagraphFont" style:family="text">
      <style:text-properties style:font-name="Droid Sans"/>
    </style:style>
    <style:style style:name="T93" style:parent-style-name="DefaultParagraphFont" style:family="text">
      <style:text-properties style:font-name="Droid Sans"/>
    </style:style>
    <style:style style:name="T94" style:parent-style-name="DefaultParagraphFont" style:family="text">
      <style:text-properties style:font-name="Droid Sans"/>
    </style:style>
    <style:style style:name="T95" style:parent-style-name="DefaultParagraphFont" style:family="text">
      <style:text-properties style:font-name="Droid Sans"/>
    </style:style>
    <style:style style:name="T96" style:parent-style-name="DefaultParagraphFont" style:family="text">
      <style:text-properties style:font-name="Droid Sans"/>
    </style:style>
    <style:style style:name="T97" style:parent-style-name="DefaultParagraphFont" style:family="text">
      <style:text-properties style:font-name="Droid Sans" fo:font-style="italic" style:font-style-asian="italic" style:font-style-complex="italic"/>
    </style:style>
    <style:style style:name="T98" style:parent-style-name="DefaultParagraphFont" style:family="text">
      <style:text-properties style:font-name="Droid Sans"/>
    </style:style>
    <style:style style:name="T99" style:parent-style-name="DefaultParagraphFont" style:family="text">
      <style:text-properties style:font-name="Droid Sans"/>
    </style:style>
    <style:style style:name="P100" style:parent-style-name="Standard" style:family="paragraph">
      <style:text-properties style:font-name="Droid Sans" fo:font-style="italic" style:font-style-asian="italic" style:font-style-complex="italic"/>
    </style:style>
    <style:style style:name="T101" style:parent-style-name="DefaultParagraphFont" style:family="text">
      <style:text-properties style:font-name="Droid Sans" fo:font-style="italic" style:font-style-asian="italic" style:font-style-complex="italic"/>
    </style:style>
    <style:style style:name="T102" style:parent-style-name="DefaultParagraphFont" style:family="text">
      <style:text-properties style:font-name="Droid Sans"/>
    </style:style>
    <style:style style:name="T103" style:parent-style-name="DefaultParagraphFont" style:family="text">
      <style:text-properties style:font-name="Droid Sans"/>
    </style:style>
    <style:style style:name="T104" style:parent-style-name="DefaultParagraphFont" style:family="text">
      <style:text-properties style:font-name="Droid Sans"/>
    </style:style>
    <style:style style:name="T105" style:parent-style-name="DefaultParagraphFont" style:family="text">
      <style:text-properties style:font-name="Droid Sans"/>
    </style:style>
    <style:style style:name="T106" style:parent-style-name="DefaultParagraphFont" style:family="text">
      <style:text-properties style:font-name="Droid Sans"/>
    </style:style>
    <style:style style:name="T107" style:parent-style-name="DefaultParagraphFont" style:family="text">
      <style:text-properties style:font-name="Droid Sans"/>
    </style:style>
    <style:style style:name="T108" style:parent-style-name="DefaultParagraphFont" style:family="text">
      <style:text-properties style:font-name="Droid Sans"/>
    </style:style>
    <style:style style:name="T109" style:parent-style-name="DefaultParagraphFont" style:family="text">
      <style:text-properties style:font-name="Droid Sans"/>
    </style:style>
    <style:style style:name="P110" style:parent-style-name="Standard" style:family="paragraph">
      <style:text-properties style:font-name="Droid Sans" fo:font-style="italic" style:font-style-asian="italic" style:font-style-complex="italic"/>
    </style:style>
    <style:style style:name="T111" style:parent-style-name="DefaultParagraphFont" style:family="text">
      <style:text-properties style:font-name="Droid Sans" fo:font-style="italic" style:font-style-asian="italic" style:font-style-complex="italic"/>
    </style:style>
    <style:style style:name="T112" style:parent-style-name="DefaultParagraphFont" style:family="text">
      <style:text-properties style:font-name="Droid Sans"/>
    </style:style>
    <style:style style:name="T113" style:parent-style-name="DefaultParagraphFont" style:family="text">
      <style:text-properties style:font-name="Droid Sans" fo:font-style="italic" style:font-style-asian="italic" style:font-style-complex="italic"/>
    </style:style>
    <style:style style:name="T114" style:parent-style-name="DefaultParagraphFont" style:family="text">
      <style:text-properties style:font-name="Droid Sans"/>
    </style:style>
    <style:style style:name="P115" style:parent-style-name="Standard" style:family="paragraph">
      <style:text-properties style:font-name="Droid Sans" fo:font-style="italic" style:font-style-asian="italic" style:font-style-complex="italic"/>
    </style:style>
    <style:style style:name="T116" style:parent-style-name="DefaultParagraphFont" style:family="text">
      <style:text-properties style:font-name="Droid Sans"/>
    </style:style>
    <style:style style:name="T117" style:parent-style-name="DefaultParagraphFont" style:family="text">
      <style:text-properties style:font-name="Droid Sans"/>
    </style:style>
    <style:style style:name="T118" style:parent-style-name="DefaultParagraphFont" style:family="text">
      <style:text-properties style:font-name="Droid Sans"/>
    </style:style>
    <style:style style:name="T119" style:parent-style-name="DefaultParagraphFont" style:family="text">
      <style:text-properties style:font-name="Droid Sans"/>
    </style:style>
  </office:automatic-styles>
  <office:body>
    <office:text text:use-soft-page-breaks="true">
      <text:p text:style-name="P1">HASKELL</text:p>
      <text:p text:style-name="P2"/>
      <text:p text:style-name="P3">&gt;<text:s/>:t head</text:p>
      <text:p text:style-name="P4">head :: [a] -&gt; a</text:p>
      <text:p text:style-name="P5"/>
      <text:p text:style-name="P6">&gt; :t fst</text:p>
      <text:p text:style-name="P7">fst :: (a,b) -&gt; a</text:p>
      <text:p text:style-name="P8"/>
      <text:p text:style-name="P9">&gt; :t (==)</text:p>
      <text:p text:style-name="P10">(==) :: Eq a =&gt; a -&gt; a -&gt; Bool</text:p>
      <text:p text:style-name="Standard"><text:span text:style-name="T11">Here<text:s/></text:span><text:span text:style-name="T12">Eq a =&gt; a -&gt; a -&gt; Bool</text:span><text:span text:style-name="T13"><text:s/>is the type of function. This means that a should be a member of typeclass Eq for it to work in this function. This is called clas</text:span><text:span text:style-name="T14">s constraint. All standard haskell types are a member of Eq typeclass.</text:span></text:p>
      <text:p text:style-name="P15">Any type that can be tested using == or /= should be a part of Eq typeclass.</text:p>
      <text:p text:style-name="P16"/>
      <text:p text:style-name="P17">A function can be used in infix notation by surronding it with `&lt;function-name&gt;`</text:p>
      <text:p text:style-name="P18">example, elem can be used<text:s/>like</text:p>
      <text:p text:style-name="P19">elem 2 [1,2,3], or</text:p>
      <text:p text:style-name="P20">2 `elem` [1,2,3]</text:p>
      <text:p text:style-name="P21"/>
      <text:p text:style-name="Standard"><text:span text:style-name="T22">Similar to Eq, there is an<text:s/></text:span><text:span text:style-name="T23">Ord</text:span><text:span text:style-name="T24"><text:s/>typeclass. All types that are a part of this class can be arranged in an ordered sequence.</text:span></text:p>
      <text:p text:style-name="P25">Example, :t (&gt;) should be</text:p>
      <text:p text:style-name="P26"><text:tab/>(&gt;) :: Ord a =&gt; a -&gt; a -&gt; Bool</text:p>
      <text:p text:style-name="P27">To be a member of Ord typeclass, a<text:s/>type must be a member of Eq typeclass also.</text:p>
      <text:p text:style-name="P28"/>
      <text:p text:style-name="Standard"><text:span text:style-name="T29">There also exists a<text:s/></text:span><text:span text:style-name="T30">compare</text:span><text:span text:style-name="T31"><text:s/>function, whose job is to compare to values that are a member of Ord typeclass.<text:s/></text:span><text:span text:style-name="T32">Compare</text:span><text:span text:style-name="T33"><text:s/>returns a value of type<text:s/></text:span><text:span text:style-name="T34">Ordering</text:span><text:span text:style-name="T35">. There are 3 possible values for Ordering type; LT, GT and EQ</text:span><text:span text:style-name="T36">.</text:span></text:p>
      <text:p text:style-name="P37">example,</text:p>
      <text:p text:style-name="Standard"><text:span text:style-name="T38">&gt;<text:s/></text:span><text:span text:style-name="T39">2 `compare` 3</text:span></text:p>
      <text:p text:style-name="P40">LT</text:p>
      <text:p text:style-name="Standard"><text:span text:style-name="T41">&gt;<text:s/></text:span><text:span text:style-name="T42">:t LT</text:span></text:p>
      <text:p text:style-name="P43">LT :: Ordering.</text:p>
      <text:p text:style-name="P44"/>
      <text:p text:style-name="Standard"><text:span text:style-name="T45">Show<text:s/></text:span><text:span text:style-name="T46"><text:s/>is another <text:s/>typeclass, which represents types that can be “shown” as strings. The most useful function that delas with Show typeclass values is<text:s/></text:span><text:span text:style-name="T47">show</text:span><text:span text:style-name="T48">.</text:span></text:p>
      <text:p text:style-name="Standard"><text:span text:style-name="T49">&gt;</text:span><text:span text:style-name="T50"><text:s/>show 3</text:span></text:p>
      <text:p text:style-name="Standard"><text:span text:style-name="T51">“3”</text:span></text:p>
      <text:p text:style-name="Standard"><text:span text:style-name="T52">&gt;:t show</text:span></text:p>
      <text:p text:style-name="Standard"><text:span text:style-name="T53">show :: Show a =&gt; a -&gt; [Char]</text:span></text:p>
      <text:p text:style-name="Standard"><text:span text:style-name="T54">Note that [Char] and String are same. There is no difference. Also, types always start with a capital letter.</text:span></text:p>
      <text:p text:style-name="P55"/>
      <text:p text:style-name="Standard"><text:span text:style-name="T56">read<text:s/></text:span><text:span text:style-name="T57">function is opposite to<text:s/></text:span><text:span text:style-name="T58">show</text:span><text:span text:style-name="T59">. It takes in a String and returns a value whose type is of c</text:span><text:span text:style-name="T60">lass<text:s/></text:span><text:span text:style-name="T61">Read</text:span><text:span text:style-name="T62">. This means it can be parsed from a string into a value of its own type.</text:span></text:p>
      <text:p text:style-name="Standard"><text:span text:style-name="T63">&gt; :t read</text:span></text:p>
      <text:p text:style-name="Standard"><text:span text:style-name="T64">read :: Read a =&gt; String -&gt; a</text:span></text:p>
      <text:p text:style-name="Standard"><text:span text:style-name="T65">example</text:span></text:p>
      <text:p text:style-name="Standard"><text:span text:style-name="T66">&gt; read “42” + 5</text:span></text:p>
      <text:p text:style-name="Standard"><text:span text:style-name="T67">47</text:span></text:p>
      <text:soft-page-break/>
      <text:p text:style-name="Standard"><text:span text:style-name="T68">&gt; read “20”</text:span></text:p>
      <text:p text:style-name="Standard"><text:span text:style-name="T69">*error*</text:span></text:p>
      <text:p text:style-name="Standard"><text:span text:style-name="T70">This error occurs as haskell doesn't know how to interpret this value. It can be Int,<text:s/></text:span><text:span text:style-name="T71">Integer, Float, Double. Unless we provide a context of use, there is no way to know how to parse it. Hence the error.</text:span></text:p>
      <text:p text:style-name="Standard"><text:span text:style-name="T72">However, using<text:s/></text:span><text:span text:style-name="T73">explicit type annotation</text:span><text:span text:style-name="T74">, we can tell interpreter how to parse the string without context. Example,</text:span></text:p>
      <text:p text:style-name="Standard"><text:span text:style-name="T75">&gt; read “20” :: Int</text:span></text:p>
      <text:p text:style-name="Standard"><text:span text:style-name="T76">20</text:span></text:p>
      <text:p text:style-name="Standard"><text:span text:style-name="T77">T</text:span><text:span text:style-name="T78">ype annotation explicitly states what the type of an expression should be.</text:span></text:p>
      <text:p text:style-name="P79"/>
      <text:p text:style-name="Standard"><text:span text:style-name="T80">Types of<text:s/></text:span><text:span text:style-name="T81">Enum</text:span><text:span text:style-name="T82"><text:s/>typeclass can be enumerated, i.e., they can be used in range expressions. They have a sequential ordering from which ranges can be generated.</text:span></text:p>
      <text:p text:style-name="Standard"><text:span text:style-name="T83">&gt; succ 41</text:span></text:p>
      <text:p text:style-name="Standard"><text:span text:style-name="T84">42</text:span></text:p>
      <text:p text:style-name="Standard"><text:span text:style-name="T85">&gt; :t succ</text:span></text:p>
      <text:p text:style-name="Standard"><text:span text:style-name="T86">succ :: Enum t =&gt; t -&gt; t</text:span></text:p>
      <text:p text:style-name="P87"/>
      <text:p text:style-name="Standard"><text:span text:style-name="T88">Types of<text:s/></text:span><text:span text:style-name="T89">Bounded</text:span><text:span text:style-name="T90"><text:s/>typeclass have upper and lower bounds.</text:span></text:p>
      <text:p text:style-name="Standard"><text:span text:style-name="T91">&gt; minBo</text:span><text:span text:style-name="T92">und :: Int</text:span></text:p>
      <text:p text:style-name="Standard"><text:span text:style-name="T93">-9223372036854775808</text:span></text:p>
      <text:p text:style-name="Standard"><text:span text:style-name="T94">&gt; :t minBound</text:span></text:p>
      <text:p text:style-name="Standard"><text:span text:style-name="T95">minBound :: Bounded a =&gt; a</text:span></text:p>
      <text:p text:style-name="Standard"><text:span text:style-name="T96">They are like<text:s/></text:span><text:span text:style-name="T97">polymorphic constants</text:span><text:span text:style-name="T98">, as their return value depends on the type, and its constant.</text:span></text:p>
      <text:p text:style-name="Standard"><text:span text:style-name="T99">Tuples can also be Bounded if all elements inside them are Bounded.</text:span></text:p>
      <text:p text:style-name="P100"/>
      <text:p text:style-name="Standard"><text:span text:style-name="T101">Num</text:span><text:span text:style-name="T102"><text:s/>is the nume</text:span><text:span text:style-name="T103">ric typeclass.</text:span></text:p>
      <text:p text:style-name="Standard"><text:span text:style-name="T104">Whole numbers are also polymorphic constants. <text:s/>They can act as any type that is a member of Num typeclass, eg, Int, Integer, Float etc</text:span></text:p>
      <text:p text:style-name="Standard"><text:span text:style-name="T105">&gt; 20 :: Float</text:span></text:p>
      <text:p text:style-name="Standard"><text:span text:style-name="T106">20.0</text:span></text:p>
      <text:p text:style-name="Standard"><text:span text:style-name="T107">&gt; :t 20</text:span></text:p>
      <text:p text:style-name="Standard"><text:span text:style-name="T108">20 :: Num a =&gt;</text:span><text:span text:style-name="T109"><text:s/>a</text:span></text:p>
      <text:p text:style-name="P110"/>
      <text:p text:style-name="Standard"><text:span text:style-name="T111">Integral</text:span><text:span text:style-name="T112"><text:s/>typeclass includes only Int and Integer.<text:s/></text:span><text:span text:style-name="T113">Floating</text:span><text:span text:style-name="T114"><text:s/>includes Float and Double.</text:span></text:p>
      <text:p text:style-name="P115"/>
      <text:p text:style-name="Standard"><text:span text:style-name="T116">&gt; :t fromIntegral</text:span></text:p>
      <text:p text:style-name="Standard"><text:span text:style-name="T117">fromIntegral :: (Integral a, Num b) =&gt; a -&gt; b</text:span></text:p>
      <text:p text:style-name="Standard"><text:span text:style-name="T118">This is for those general situations when a function returns an Integral type and its result needs to</text:span><text:span text:style-name="T119"><text:s/>be used with Floating point types for calculation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Droid Sans" svg:font-family="Droid Sans" style:font-family-generic="swiss" style:font-pitch="variable" svg:panose-1="2 11 6 6 3 8 4 2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Kaustubh Bansal</dc:creator>
    <meta:creation-date>2014-06-28T18:10:00Z</meta:creation-date>
    <dc:date>2014-07-01T06:27:00Z</dc:date>
    <meta:template xlink:href="Normal" xlink:type="simple"/>
    <meta:editing-cycles>16</meta:editing-cycles>
    <meta:editing-duration>PT17760S</meta:editing-duration>
    <meta:document-statistic meta:page-count="2" meta:paragraph-count="6" meta:word-count="464" meta:character-count="3104" meta:row-count="22" meta:non-whitespace-character-count="2646"/>
  </office:meta>
</office:document-meta>
</file>